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Standard">
      <style:text-properties fo:font-size="12pt" fo:font-weight="normal" style:font-size-asian="12pt" style:font-weight-asian="normal" style:font-size-complex="12pt" style:font-weight-complex="normal"/>
    </style:style>
    <style:style style:name="P3" style:family="paragraph" style:parent-style-name="Standard">
      <style:paragraph-properties fo:padding="0cm" fo:border-left="none" fo:border-right="none" fo:border-top="none" fo:border-bottom="0.018cm solid #000000" style:shadow="none"/>
      <style:text-properties fo:font-size="16pt" fo:font-weight="bold" style:font-size-asian="16pt" style:font-weight-asian="bold" style:font-size-complex="16pt" style:font-weight-complex="bold"/>
    </style:style>
    <style:style style:name="T1" style:family="text">
      <style:text-properties fo:font-size="12pt" fo:font-weight="normal" style:font-size-asian="12pt" style:font-weight-asian="normal" style:font-size-complex="12pt"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Marketing/Vertrieb</text:p>
      <text:p text:style-name="P1"/>
      <text:p text:style-name="P1">Zielgruppe</text:p>
      <text:p text:style-name="P2">Zu unserer Zielgruppe gehört jeder der auch nur leicht mit Fremdsprachen konfrontiert wird. Jeder der außerdem gerne in andere Länder reist, bei denen er diese Sprache nicht versteht, wird durch unser Produkt viel besser klar kommen. Doch auch Verkäufer an der Kasse, die nie Englisch gelernt haben, werden durch unserer Produkt unterstützt, gerade wenn Ausländer in unser Land kommen wären unser Gerät sehr hilfreich.</text:p>
      <text:p text:style-name="Standard"/>
      <text:p text:style-name="P1">Kommunikationsinhalte</text:p>
      <text:p text:style-name="Standard">Unser Slogan ist: “Der Schlüssel zu jeder Sprache in einem kleinem Gerät”.</text:p>
      <text:p text:style-name="Standard">Damit drücken wir ganz klar aus, dass wir die Komplikationen die man normalerweise bei Sprachunterschieden hat, komplett entfernen und somit die Komunikation um einiges erleichtern.</text:p>
      <text:p text:style-name="Standard"/>
      <text:p text:style-name="Standard">Weiterhin werben wir auch damit das unser Produkt simpel zu benutzen ist und die Bedinung von unserem Gerät so klar ist wie ein einfacher Bluetooth Kopföhrer.</text:p>
      <text:p text:style-name="Standard"/>
      <text:p text:style-name="P1">Vertriebswege</text:p>
      <text:p text:style-name="P2">Unserer Produkt wird über unsere Website verkauft und dann ganz einfach geliefert. Weiterhin können Kunden auch vor Ort unser Produkt kaufen.</text:p>
      <text:p text:style-name="P2"/>
      <text:p text:style-name="P1">Preis</text:p>
      <text:p text:style-name="P2">Unsere Petac's kosten 118,-€ <text:s/>im Gegensatz zu unseren Konkurenten ist dies ein gutes Angebot.</text:p>
      <text:p text:style-name="Standard"><text:span text:style-name="T1">Einer unserer Konkurenten ist Google selbst mit ihren “Pixel-Buds” für 159US-Dolar.</text:span></text:p>
      <text:p text:style-name="Standard"><text:span text:style-name="T1">Ein weiterer Konkurent ist Waverly Labs mit ihrem “Pilot” für 249-299US-Dolar.</text:span></text:p>
      <text:p text:style-name="Standard"><text:a xlink:type="simple" xlink:href="https://www.gruenderszene.de/allgemein/google-pixel-buds-uebersetzung-kopfhoerer-waverly?interstitial_click" text:style-name="Internet_20_link" text:visited-style-name="Visited_20_Internet_20_Link"><text:span text:style-name="T1">https://www.gruenderszene.de/allgemein/google-pixel-buds-uebersetzung-kopfhoerer-waverly?interstitial_click</text:span></text:a><text:span text:style-name="T1"> </text:span></text:p>
      <text:p text:style-name="Standard"><text:span text:style-name="T1"/></text:p>
      <text:p text:style-name="P2">Unser Preis wird bei 118,-€ Euro für unser standart Produkt bleiben. Zukunftig werden wir neue Passformen und neue Designs anbieten, die dann zu leicht veränderten Preisen angeboten werden.</text:p>
      <text:p text:style-name="P1"/>
      <text:p text:style-name="P1">Zeitplan</text:p>
      <text:p text:style-name="P2">Zu Anfang werden wir uns klein halten, um erstmal sicheren halt in Europa zu bekommen. Mit der Zeit werden wir uns dann auch Weltweit ausbreiten und von überall ereichbar sein. Da wir uns jedoch zuerst auf Europa beschränken, wird auch unsere Werbung erstmal nicht weit verbreitet sein, dies wird sich aber mit der Zeit erweiter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evin Renhardt</meta:initial-creator>
    <meta:creation-date>2019-06-03T17:30:46.52</meta:creation-date>
    <dc:date>2019-06-03T19:10:13.57</dc:date>
    <dc:creator>Kevin Renhardt</dc:creator>
    <meta:editing-duration>PT52M45S</meta:editing-duration>
    <meta:editing-cycles>2</meta:editing-cycles>
    <meta:generator>OpenOffice/4.1.5$Win32 OpenOffice.org_project/415m1$Build-9789</meta:generator>
    <meta:document-statistic meta:table-count="0" meta:image-count="0" meta:object-count="0" meta:page-count="1" meta:paragraph-count="17" meta:word-count="274" meta:character-count="1928"/>
  </office:meta>
</office:document-meta>
</file>